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a879" officeooo:paragraph-rsid="001da879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da879" officeooo:paragraph-rsid="001da87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a879" officeooo:paragraph-rsid="001da87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a879" officeooo:paragraph-rsid="001da87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a879" officeooo:paragraph-rsid="001da879" style:font-size-asian="10.5pt" style:font-weight-asian="normal" style:font-size-complex="12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01dd97a" style:font-weight-asian="bold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weight="normal" officeooo:rsid="001dd97a" style:font-weight-asian="normal" style:font-weight-complex="normal"/>
    </style:style>
    <style:style style:name="T7" style:family="text">
      <style:text-properties style:font-name="Liberation Serif" officeooo:rsid="001dd97a"/>
    </style:style>
    <style:style style:name="T8" style:family="text">
      <style:text-properties fo:color="#0000ff" style:font-name="Liberation Serif"/>
    </style:style>
    <style:style style:name="T9" style:family="text">
      <style:text-properties fo:color="#ff3333" style:font-name="Liberation Serif" fo:font-weight="normal" style:font-weight-asian="normal" style:font-weight-complex="normal"/>
    </style:style>
    <style:style style:name="T10" style:family="text">
      <style:text-properties fo:color="#ff3333" style:font-name="Liberation Serif" fo:font-weight="normal" officeooo:rsid="001dd97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<text:span text:style-name="T1">É</text:span><text:span text:style-name="T2">RAGE des IP du PC « client » et du RPi2 « serveur »</text:span></text:p>
      <text:p text:style-name="P1"><text:span text:style-name="T2">Liaison PC – RP i2 par wifi</text:span></text:p>
      <text:p text:style-name="P2"/>
      <text:p text:style-name="P2"/>
      <text:p text:style-name="P2"/>
      <text:p text:style-name="P3"><text:span text:style-name="T2">Le réseau wifi est généré par une box.</text:span></text:p>
      <text:p text:style-name="P3"/>
      <text:p text:style-name="P3"><text:span text:style-name="T2">1°- </text:span><text:span text:style-name="T3">IP du PC</text:span><text:span text:style-name="T2"> : <text:s text:c="3"/>Dans le terminal du PC <text:s/>$ ifconfig</text:span></text:p>
      <text:p text:style-name="P3"/>
      <text:p text:style-name="P3"><text:span text:style-name="T2"><text:tab/><text:tab/> <text:s text:c="3"/>On trouve dans Wlan0 <text:s/>une adresse IP de la forme <text:s/>192.168.1.xx</text:span></text:p>
      <text:p text:style-name="P3"/>
      <text:p text:style-name="P3"><text:span text:style-name="T2">2°- </text:span><text:span text:style-name="T3">IP du RP i2</text:span><text:span text:style-name="T2"> : <text:s/>Raccorder le RP i2 ⇒ </text:span><text:span text:style-name="T8">Ecran TV</text:span><text:span text:style-name="T2"> avec prise HDMI ⇒ <text:s/>port HDMI du RP i</text:span></text:p>
      <text:p text:style-name="P3"><text:span text:style-name="T2"><text:tab/><text:tab/><text:tab/><text:tab/><text:tab/> <text:s/>⇒ </text:span><text:span text:style-name="T8">Clavier</text:span><text:span text:style-name="T2"> ⇒ port usb du RP i</text:span></text:p>
      <text:p text:style-name="P3"><text:span text:style-name="T2"><text:tab/><text:tab/><text:tab/><text:tab/><text:tab/> <text:s/>⇒ </text:span><text:span text:style-name="T8">Souris</text:span><text:span text:style-name="T2"> ⇒ <text:s/>port usb du RP i</text:span></text:p>
      <text:p text:style-name="P3"/>
      <text:p text:style-name="P3"><text:span text:style-name="T2"><text:tab/><text:tab/> <text:s text:c="6"/>Dans le terminal du RP i <text:s/>$ ifconfig</text:span></text:p>
      <text:p text:style-name="P3"/>
      <text:p text:style-name="P3"><text:span text:style-name="T2"><text:tab/><text:tab/> <text:s text:c="6"/>On trouve dans Wlan0 une adresse IP de la forme 192.168.1.xx</text:span></text:p>
      <text:p text:style-name="P3"/>
      <text:p text:style-name="P3"><text:span text:style-name="T2">Remarque :<text:tab/></text:span><text:span text:style-name="T3">IP du PC : <text:s text:c="2"/><text:tab/> 192.168.1.18 ⇒ </text:span><text:span text:style-name="T9">servira pour la liaison vidéo</text:span></text:p>
      <text:p text:style-name="P4"/>
      <text:p text:style-name="P3"><text:span text:style-name="T2"><text:tab/><text:tab/></text:span><text:span text:style-name="T3">IP du RP i :<text:tab/> 192.168.1.38 ⇒ </text:span><text:span text:style-name="T9">servira pour </text:span><text:span text:style-name="T10">prendre le contrôle du RP i par le PC</text:span></text:p>
      <text:p text:style-name="P4"/>
      <text:p text:style-name="P3"/>
      <text:p text:style-name="P3"/>
      <text:p text:style-name="P5"><text:span text:style-name="T2">3° - </text:span><text:span text:style-name="T4">Prise du contrôle du RP i </text:span><text:span text:style-name="T7">: <text:s/>Dans le terminal du RP i <text:s/>$ xtightvncviewer</text:span></text:p>
      <text:p text:style-name="P5"/>
      <text:p text:style-name="P5"><text:span text:style-name="T7"><text:tab/><text:tab/><text:tab/><text:tab/> <text:s text:c="6"/>Dans fenêtre vnc taper : </text:span><text:span text:style-name="T4">192.168.1.38</text:span></text:p>
      <text:p text:style-name="P5"/>
      <text:p text:style-name="P5"><text:span text:style-name="T7"><text:tab/><text:tab/><text:tab/><text:tab/> <text:s text:c="6"/>Mot de passe :<text:tab/><text:tab/></text:span><text:span text:style-name="T4">rpi</text:span></text:p>
      <text:p text:style-name="P3"/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5-04-02T19:35:15.978447670</meta:creation-date>
    <dc:date>2015-04-02T19:56:55.174355564</dc:date>
    <dc:creator>papy56 </dc:creator>
    <meta:editing-duration>PT4M59S</meta:editing-duration>
    <meta:editing-cycles>1</meta:editing-cycles>
    <meta:document-statistic meta:table-count="0" meta:image-count="0" meta:object-count="0" meta:page-count="1" meta:paragraph-count="15" meta:word-count="167" meta:character-count="815" meta:non-whitespace-character-count="582"/>
    <meta:generator>LibreOffice/4.2.7.2$Linux_X86_64 LibreOffice_project/420m0$Build-2</meta:generator>
  </office:meta>
</office:document-meta>
</file>